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end="Arrowheads_20_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159cm" svg:stroke-color="#000000" draw:marker-end="Arrowheads_20_1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13cm" svg:stroke-color="#2300dc" draw:marker-start-width="0.356cm" draw:marker-end="Arrowheads_20_1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5" style:family="graphic" style:parent-style-name="standard">
      <style:graphic-properties draw:stroke="solid" svg:stroke-width="0.159cm" svg:stroke-color="#000000" draw:marker-end="Arrowheads_20_1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106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49cm" fo:min-width="0.662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draw:fill="none" fo:min-height="1.095cm"/>
    </style:style>
    <style:style style:name="gr9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45cm" fo:min-width="1.979cm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13cm" svg:stroke-color="#ff0000" draw:marker-start-width="0.356cm" draw:marker-end="Arrowheads_20_5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12" style:family="graphic" style:parent-style-name="standard">
      <style:graphic-properties draw:stroke="solid" svg:stroke-width="0.10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2">
      <style:graphic-properties draw:stroke="none" svg:stroke-color="#0000ff" draw:fill="none" draw:fill-color="#ffffff" draw:textarea-horizontal-align="justify" draw:textarea-vertical-align="top" draw:auto-grow-height="true" fo:min-height="1.15cm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dash" draw:stroke-dash="Fine_20_Dashed_20__28_var_29_" svg:stroke-width="0.13cm" svg:stroke-color="#ff0000" draw:marker-start-width="0.356cm" draw:marker-end="Arrowheads_20_5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17" style:family="graphic" style:parent-style-name="standard">
      <style:graphic-properties draw:stroke="solid" svg:stroke-width="0.13cm" svg:stroke-color="#000000" draw:marker-start-width="0.356cm" draw:marker-end-width="0.356cm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45cm" fo:min-width="1.979cm" fo:padding-top="0.13cm" fo:padding-bottom="0.13cm" fo:padding-left="0.25cm" fo:padding-right="0.25cm" fo:wrap-option="no-wrap" draw:shadow="hidden"/>
    </style:style>
    <style:style style:name="gr19" style:family="graphic" style:parent-style-name="standard" style:list-style-name="L2">
      <style:graphic-properties draw:stroke="none" svg:stroke-color="#0000ff" draw:fill="none" draw:fill-color="#ffffff" draw:textarea-horizontal-align="justify" draw:textarea-vertical-align="top" draw:auto-grow-height="true" fo:min-height="1.15cm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solid" svg:stroke-width="0.13cm" svg:stroke-color="#2300dc" draw:marker-start-width="0.356cm" draw:marker-end="Arrowheads_20_11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93%" fo:text-indent="0cm" style:punctuation-wrap="hanging" style:line-break="strict"/>
    </style:style>
    <style:style style:name="P3" style:family="paragraph">
      <style:paragraph-properties text:enable-numbering="false" fo:margin-left="0cm" fo:margin-right="0cm" fo:line-height="93%" fo:text-indent="0cm" style:punctuation-wrap="hanging" style:line-break="strict" style:writing-mode="lr-tb"/>
      <style:text-properties fo:font-style="italic" style:font-style-asian="italic" style:font-style-complex="italic"/>
    </style:style>
    <style:style style:name="P4" style:family="paragraph">
      <style:paragraph-properties fo:line-height="92%"/>
    </style:style>
    <style:style style:name="P5" style:family="paragraph">
      <style:paragraph-properties fo:line-height="92%"/>
      <style:text-properties fo:font-family="'Times New Roman'" style:font-family-generic="roman" style:font-pitch="variable" fo:font-size="28pt" fo:font-style="italic" style:font-family-asian="'Times New Roman'" style:font-family-generic-asian="roman" style:font-pitch-asian="variable" style:font-size-asian="28pt" style:font-style-asian="italic" style:font-family-complex="'Times New Roman'" style:font-family-generic-complex="roman" style:font-pitch-complex="variable" style:font-size-complex="15.8999996185303pt" style:font-style-complex="italic"/>
    </style:style>
    <style:style style:name="P6" style:family="paragraph">
      <style:paragraph-properties text:enable-numbering="false" fo:margin-left="0cm" fo:margin-right="0cm" fo:line-height="93%" fo:text-indent="0cm" style:punctuation-wrap="hanging" style:line-break="strict" style:writing-mode="lr-tb"/>
    </style:style>
    <style:style style:name="T1" style:family="text">
      <style:text-properties fo:language="en" fo:country="GB" fo:font-style="italic" style:font-style-asian="italic" style:font-style-complex="italic"/>
    </style:style>
    <style:style style:name="T2" style:family="text">
      <style:text-properties style:text-position="-33% 58%" fo:language="en" fo:country="GB"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-33% 58%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language="en" fo:country="GB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93cm" svg:y1="1.934cm" svg:x2="16.193cm" svg:y2="1.944cm">
          <text:p/>
        </draw:line>
        <draw:line draw:style-name="gr2" draw:text-style-name="P1" draw:layer="layout" svg:x1="1.805cm" svg:y1="5.921cm" svg:x2="20.795cm" svg:y2="5.897cm">
          <text:p/>
        </draw:line>
        <draw:custom-shape draw:style-name="gr3" draw:text-style-name="P3" draw:layer="layout" svg:width="1.904cm" svg:height="1.774cm" svg:x="4.198cm" svg:y="1.835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line draw:style-name="gr4" draw:text-style-name="P1" draw:layer="layout" svg:x1="3.347cm" svg:y1="2.084cm" svg:x2="4.47cm" svg:y2="9.994cm">
          <text:p/>
        </draw:line>
        <draw:line draw:style-name="gr5" draw:text-style-name="P1" draw:layer="layout" svg:x1="1.805cm" svg:y1="9.989cm" svg:x2="24.453cm" svg:y2="9.993cm">
          <text:p/>
        </draw:line>
        <draw:line draw:style-name="gr6" draw:text-style-name="P1" draw:layer="layout" svg:x1="6.927cm" svg:y1="5.064cm" svg:x2="6.931cm" svg:y2="6.758cm">
          <text:p/>
        </draw:line>
        <draw:line draw:style-name="gr6" draw:text-style-name="P1" draw:layer="layout" svg:x1="4.307cm" svg:y1="0.928cm" svg:x2="4.312cm" svg:y2="2.622cm">
          <text:p/>
        </draw:line>
        <draw:line draw:style-name="gr6" draw:text-style-name="P1" draw:layer="layout" svg:x1="5.612cm" svg:y1="9.042cm" svg:x2="5.616cm" svg:y2="10.736cm">
          <text:p/>
        </draw:line>
        <draw:custom-shape draw:style-name="gr7" draw:text-style-name="P3" draw:layer="layout" svg:width="1.164cm" svg:height="1.211cm" svg:x="12.224cm" svg:y="10.515cm">
          <text:p/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1.488cm" svg:height="1.58cm" svg:x="0.478cm" svg:y="8.988cm">
          <draw:text-box>
            <text:p text:style-name="P4"><text:span text:style-name="T3">p</text:span><text:span text:style-name="T4">3</text:span></text:p>
          </draw:text-box>
        </draw:frame>
        <draw:frame draw:style-name="gr8" draw:text-style-name="P5" draw:layer="layout" svg:width="1.488cm" svg:height="1.58cm" svg:x="0.458cm" svg:y="4.98cm">
          <draw:text-box>
            <text:p text:style-name="P4"><text:span text:style-name="T3">p</text:span><text:span text:style-name="T4">2</text:span></text:p>
          </draw:text-box>
        </draw:frame>
        <draw:frame draw:style-name="gr8" draw:text-style-name="P5" draw:layer="layout" svg:width="1.488cm" svg:height="1.58cm" svg:x="0.358cm" svg:y="0.991cm">
          <draw:text-box>
            <text:p text:style-name="P4"><text:span text:style-name="T3">p</text:span><text:span text:style-name="T4">1</text:span></text:p>
          </draw:text-box>
        </draw:frame>
        <draw:line draw:style-name="gr9" draw:text-style-name="P1" draw:layer="layout" svg:x1="16.305cm" svg:y1="0.996cm" svg:x2="15.238cm" svg:y2="2.901cm">
          <text:p/>
        </draw:line>
        <draw:line draw:style-name="gr9" draw:text-style-name="P1" draw:layer="layout" svg:x1="15.243cm" svg:y1="0.996cm" svg:x2="16.301cm" svg:y2="2.901cm">
          <text:p/>
        </draw:line>
        <draw:custom-shape draw:style-name="gr10" draw:text-style-name="P6" draw:layer="layout" svg:width="2.481cm" svg:height="1.207cm" svg:x="16.472cm" svg:y="0.891cm">
          <text:p text:style-name="P2"><text:span text:style-name="T5">crash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14.423cm" svg:y1="2.151cm" svg:x2="16.48cm" svg:y2="5.757cm">
          <text:p/>
        </draw:line>
        <draw:line draw:style-name="gr12" draw:text-style-name="P1" draw:layer="layout" svg:x1="17.501cm" svg:y1="5.043cm" svg:x2="17.506cm" svg:y2="6.736cm">
          <text:p/>
        </draw:line>
        <draw:custom-shape draw:style-name="gr13" draw:text-style-name="P3" draw:layer="layout" svg:width="1.408cm" svg:height="1.41cm" svg:x="17.378cm" svg:y="5.924cm">
          <text:p text:style-name="P2"><text:span text:style-name="T1">m</text:span><text:span text:style-name="T2">2</text:span></text:p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1.904cm" svg:height="1.774cm" svg:x="6.799cm" svg:y="5.93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custom-shape draw:style-name="gr15" draw:text-style-name="P3" draw:layer="layout" svg:width="1.904cm" svg:height="1.774cm" svg:x="5.534cm" svg:y="10.042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line draw:style-name="gr16" draw:text-style-name="P1" draw:layer="layout" svg:x1="14.424cm" svg:y1="2.151cm" svg:x2="16.305cm" svg:y2="8.463cm">
          <text:p/>
        </draw:line>
        <draw:line draw:style-name="gr17" draw:text-style-name="P1" draw:layer="layout" svg:x1="17.057cm" svg:y1="7.982cm" svg:x2="15.99cm" svg:y2="8.829cm">
          <text:p/>
        </draw:line>
        <draw:line draw:style-name="gr17" draw:text-style-name="P1" draw:layer="layout" svg:x1="16.418cm" svg:y1="7.982cm" svg:x2="16.423cm" svg:y2="9.041cm">
          <text:p/>
        </draw:line>
        <draw:line draw:style-name="gr12" draw:text-style-name="P1" draw:layer="layout" svg:x1="14.968cm" svg:y1="1.091cm" svg:x2="14.973cm" svg:y2="2.784cm">
          <text:p/>
        </draw:line>
        <draw:custom-shape draw:style-name="gr18" draw:text-style-name="P6" draw:layer="layout" svg:width="2.481cm" svg:height="1.207cm" svg:x="17.859cm" svg:y="4.534cm">
          <text:p text:style-name="P2"><text:span text:style-name="T5">crash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21.376cm" svg:y1="4.928cm" svg:x2="20.309cm" svg:y2="6.833cm">
          <text:p/>
        </draw:line>
        <draw:line draw:style-name="gr9" draw:text-style-name="P1" draw:layer="layout" svg:x1="20.314cm" svg:y1="4.928cm" svg:x2="21.372cm" svg:y2="6.833cm">
          <text:p/>
        </draw:line>
        <draw:custom-shape draw:style-name="gr19" draw:text-style-name="P3" draw:layer="layout" svg:width="1.408cm" svg:height="1.41cm" svg:x="13.85cm" svg:y="0.793cm">
          <text:p text:style-name="P2"><text:span text:style-name="T1">m</text:span><text:span text:style-name="T2">2</text:span></text:p>
          <draw:enhanced-geometry svg:viewBox="0 0 21600 21600" draw:type="mso-spt202" draw:enhanced-path="M 0 0 L 21600 0 21600 21600 0 21600 0 0 Z N"/>
        </draw:custom-shape>
        <draw:line draw:style-name="gr16" draw:text-style-name="P1" draw:layer="layout" svg:x1="16.801cm" svg:y1="5.897cm" svg:x2="18.374cm" svg:y2="8.546cm">
          <text:p/>
        </draw:line>
        <draw:line draw:style-name="gr17" draw:text-style-name="P1" draw:layer="layout" svg:x1="19.044cm" svg:y1="8.024cm" svg:x2="17.977cm" svg:y2="8.871cm">
          <text:p/>
        </draw:line>
        <draw:line draw:style-name="gr17" draw:text-style-name="P1" draw:layer="layout" svg:x1="18.405cm" svg:y1="8.024cm" svg:x2="18.41cm" svg:y2="9.083cm">
          <text:p/>
        </draw:line>
        <draw:line draw:style-name="gr20" draw:text-style-name="P1" draw:layer="layout" svg:x1="3.29cm" svg:y1="1.966cm" svg:x2="5.593cm" svg:y2="5.732cm">
          <text:p/>
        </draw:line>
        <draw:line draw:style-name="gr20" draw:text-style-name="P1" draw:layer="layout" svg:x1="5.731cm" svg:y1="5.953cm" svg:x2="7.987cm" svg:y2="9.849cm">
          <text:p/>
        </draw:line>
        <draw:line draw:style-name="gr20" draw:text-style-name="P1" draw:layer="layout" svg:x1="4.78cm" svg:y1="9.89cm" svg:x2="6.29cm" svg:y2="5.9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0" draw:display-name="Arrowheads 10" svg:viewBox="0 0 477 477" svg:d="m238 0 239 477h-477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477 477" svg:d="m238 0 239 477h-477z"/>
    <draw:marker draw:name="Arrowheads_20_52" draw:display-name="Arrowheads 52" svg:viewBox="0 0 210 210" svg:d="m105 0 105 210h-210z"/>
    <draw:marker draw:name="Arrowheads_20_9" draw:display-name="Arrowheads 9" svg:viewBox="0 0 477 477" svg:d="m238 0 239 477h-477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_7e_LT_7e_Gliederung_20_1" style:display-name="template~LT~Gliederung 1" style:family="graphic">
      <style:paragraph-properties fo:margin-left="0cm" fo:margin-right="0cm" fo:margin-top="1.307cm" fo:margin-bottom="0cm" style:line-height-at-least="2.88cm" fo:text-align="start" fo:text-indent="0cm" style:text-autospace="none">
        <style:tab-stops>
          <style:tab-stop style:position="0.342cm"/>
          <style:tab-stop style:position="2.542cm"/>
          <style:tab-stop style:position="4.741cm"/>
          <style:tab-stop style:position="6.944cm"/>
          <style:tab-stop style:position="9.148cm"/>
          <style:tab-stop style:position="11.347cm"/>
          <style:tab-stop style:position="13.55cm"/>
          <style:tab-stop style:position="15.75cm"/>
          <style:tab-stop style:position="17.953cm"/>
          <style:tab-stop style:position="20.152cm"/>
          <style:tab-stop style:position="22.356cm"/>
          <style:tab-stop style:position="24.555cm"/>
          <style:tab-stop style:position="26.756cm"/>
          <style:tab-stop style:position="28.958cm"/>
          <style:tab-stop style:position="31.159cm"/>
          <style:tab-stop style:position="33.359cm"/>
          <style:tab-stop style:position="35.562cm"/>
          <style:tab-stop style:position="37.761cm"/>
          <style:tab-stop style:position="39.964cm"/>
          <style:tab-stop style:position="42.164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2" style:display-name="template~LT~Gliederung 2" style:family="graphic">
      <style:paragraph-properties fo:margin-left="0cm" fo:margin-right="0cm" fo:margin-top="0.716cm" fo:margin-bottom="0cm" fo:line-height="117%" fo:text-align="start" fo:text-indent="0cm" style:text-autospace="none">
        <style:tab-stops>
          <style:tab-stop style:position="1.944cm"/>
          <style:tab-stop style:position="4.145cm"/>
          <style:tab-stop style:position="6.346cm"/>
          <style:tab-stop style:position="8.546cm"/>
          <style:tab-stop style:position="10.749cm"/>
          <style:tab-stop style:position="12.949cm"/>
          <style:tab-stop style:position="15.152cm"/>
          <style:tab-stop style:position="17.351cm"/>
          <style:tab-stop style:position="19.554cm"/>
          <style:tab-stop style:position="21.754cm"/>
          <style:tab-stop style:position="23.954cm"/>
          <style:tab-stop style:position="26.157cm"/>
          <style:tab-stop style:position="28.36cm"/>
          <style:tab-stop style:position="30.559cm"/>
          <style:tab-stop style:position="32.762cm"/>
          <style:tab-stop style:position="34.962cm"/>
          <style:tab-stop style:position="37.165cm"/>
          <style:tab-stop style:position="39.365cm"/>
          <style:tab-stop style:position="41.568cm"/>
          <style:tab-stop style:position="43.76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3" style:display-name="template~LT~Gliederung 3" style:family="graphic">
      <style:paragraph-properties fo:margin-left="0cm" fo:margin-right="0cm" fo:margin-top="0.342cm" fo:margin-bottom="0cm" fo:line-height="117%" fo:text-align="start" fo:text-indent="0cm" style:text-autospace="none">
        <style:tab-stops>
          <style:tab-stop style:position="2.085cm"/>
          <style:tab-stop style:position="4.284cm"/>
          <style:tab-stop style:position="6.488cm"/>
          <style:tab-stop style:position="8.687cm"/>
          <style:tab-stop style:position="10.89cm"/>
          <style:tab-stop style:position="13.09cm"/>
          <style:tab-stop style:position="15.293cm"/>
          <style:tab-stop style:position="17.492cm"/>
          <style:tab-stop style:position="19.694cm"/>
          <style:tab-stop style:position="21.893cm"/>
          <style:tab-stop style:position="24.096cm"/>
          <style:tab-stop style:position="26.296cm"/>
          <style:tab-stop style:position="28.499cm"/>
          <style:tab-stop style:position="30.699cm"/>
          <style:tab-stop style:position="32.902cm"/>
          <style:tab-stop style:position="35.101cm"/>
          <style:tab-stop style:position="37.304cm"/>
          <style:tab-stop style:position="39.504cm"/>
          <style:tab-stop style:position="41.704cm"/>
          <style:tab-stop style:position="43.90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4" style:display-name="template~LT~Gliederung 4" style:family="graphic">
      <style:paragraph-properties fo:margin-left="0cm" fo:margin-right="0cm" fo:margin-top="0.28cm" fo:margin-bottom="0cm" fo:line-height="117%" fo:text-align="start" fo:text-indent="0cm" style:text-autospace="none">
        <style:tab-stops>
          <style:tab-stop style:position="0.037cm"/>
          <style:tab-stop style:position="2.24cm"/>
          <style:tab-stop style:position="4.44cm"/>
          <style:tab-stop style:position="6.639cm"/>
          <style:tab-stop style:position="8.842cm"/>
          <style:tab-stop style:position="11.045cm"/>
          <style:tab-stop style:position="13.245cm"/>
          <style:tab-stop style:position="15.448cm"/>
          <style:tab-stop style:position="17.648cm"/>
          <style:tab-stop style:position="19.851cm"/>
          <style:tab-stop style:position="22.05cm"/>
          <style:tab-stop style:position="24.253cm"/>
          <style:tab-stop style:position="26.453cm"/>
          <style:tab-stop style:position="28.654cm"/>
          <style:tab-stop style:position="30.854cm"/>
          <style:tab-stop style:position="33.057cm"/>
          <style:tab-stop style:position="35.257cm"/>
          <style:tab-stop style:position="37.46cm"/>
          <style:tab-stop style:position="39.659cm"/>
          <style:tab-stop style:position="41.862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5" style:display-name="template~LT~Gliederung 5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6" style:display-name="template~LT~Gliederung 6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7" style:display-name="template~LT~Gliederung 7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8" style:display-name="template~LT~Gliederung 8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9" style:display-name="template~LT~Gliederung 9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Titel" style:display-name="template~LT~Titel" style:family="graphic">
      <style:paragraph-properties fo:margin-left="0cm" fo:margin-right="0cm" fo:margin-top="0cm" fo:margin-bottom="0cm" fo:line-height="85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Untertitel" style:display-name="template~LT~Untertitel" style:family="graphic">
      <style:paragraph-properties fo:margin-left="0cm" fo:margin-right="0cm" fo:margin-top="1.307cm" fo:margin-bottom="0cm" style:line-height-at-least="2.88cm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Notizen" style:display-name="template~LT~Notizen" style:family="graphic">
      <style:paragraph-properties fo:margin-left="0cm" fo:margin-right="0cm" fo:margin-top="0.28cm" fo:margin-bottom="0cm" fo:line-height="10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2pt" fo:font-style="normal" fo:text-shadow="none" style:text-underline-style="none" fo:font-weight="normal" style:font-family-asian="Tahoma" style:font-family-generic-asian="swiss" style:font-pitch-asian="variable" style:font-size-asian="12pt" style:font-style-asian="normal" style:font-weight-asian="normal" style:font-family-complex="Tahoma" style:font-family-generic-complex="swiss" style:font-pitch-complex="variable" style:font-size-complex="12pt" style:font-style-complex="normal" style:font-weight-complex="normal"/>
    </style:style>
    <style:style style:name="template_7e_LT_7e_Hintergrundobjekte" style:display-name="template~LT~Hintergrundobjekte" style:family="graphic">
      <style:paragraph-properties style:text-autospace="none"/>
    </style:style>
    <style:style style:name="template_7e_LT_7e_Hintergrund" style:display-name="template~LT~Hintergrund" style:family="graphic">
      <style:paragraph-properties fo:text-align="center" style:text-autospace="none"/>
    </style:style>
  </office:styles>
  <office:automatic-styles>
    <style:page-layout style:name="PM0">
      <style:page-layout-properties fo:margin-top="0cm" fo:margin-bottom="0cm" fo:margin-left="0cm" fo:margin-right="0cm" fo:page-width="2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Alberto Montresor</meta:initial-creator>
    <meta:creation-date>2011-09-26T09:55:02</meta:creation-date>
    <dc:date>2011-09-28T18:36:28</dc:date>
    <dc:creator>Alberto Montresor</dc:creator>
    <meta:editing-duration>PT27M51S</meta:editing-duration>
    <meta:editing-cycles>6</meta:editing-cycles>
    <meta:generator>OpenOffice.org/3.3$Unix OpenOffice.org_project/330m20$Build-9567</meta:generator>
    <meta:document-statistic meta:object-count="34"/>
  </office:meta>
</office:document-meta>
</file>